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11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7">The Black island</text:p>
      <text:p text:style-name="P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4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9">We’re going back to England. An unregistered plane crashed last night near a place called Eastdown, in Sussex, Good bye.</text:p>
      <text:p text:style-name="P9">Goodbye, and watch your step! --- Thanks ! --- CRASH ? </text:p>
      <text:p text:style-name="P9">Why can’t you look where you’re going ? - To be precise: Speak for yourself.</text:p>
      <text:p text:style-name="P9">East down … If only … <office:annotation office:name="__Annotation__92_3705011688"><dc:creator>Unknown Author</dc:creator><dc:date>2023-02-10T10:51:14.405510470</dc:date><text:p text:style-name="P11"><text:span text:style-name="T5">نمیشه کاریش کرد.</text:span></text:p></office:annotation>It can’t be helped<office:annotation-end office:name="__Annotation__92_3705011688"/>, I simply must go. Never min doctor’s orders !</text:p>
      <text:p text:style-name="P10">Goodbye, nurse. Many thanks!</text:p>
      <text:p text:style-name="P10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11"><text:span text:style-name="T5">حیف</text:span></text:p></office:annotation>Pity<office:annotation-end office:name="__Annotation__90_3705011688"/> they didn’t finish him off while they were about it. --- Look !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10T11:29:43.754157609</dc:date>
    <meta:editing-duration>PT2H7M3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24" meta:word-count="374" meta:character-count="1828" meta:non-whitespace-character-count="1475"/>
  </office:meta>
</office:document-meta>
</file>